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tectingUrlHandlerMapping.detectHandl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DetectingUrlHandlerMapping.setDetectHandlersInAncestorContexts( boolean detectHandlersInAncestor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tectingUrlHandlerMapping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